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6"/>
    <style:style style:name="ce2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 office:value-type="float" office:value="0">
            <text:p>0</text:p>
          </table:table-cell>
          <table:table-cell table:formula="of:=100*([.A1]^2-[.A1]+1)/60" office:value-type="float" office:value="1.66666666666667">
            <text:p>1,667</text:p>
          </table:table-cell>
          <table:table-cell table:formula="of:=[.A1]/[.B1]" office:value-type="percentage" office:value="0">
            <text:p>0,00%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100*([.A2]^2-[.A2]+1)/60" office:value-type="float" office:value="1.66666666666667">
            <text:p>1,667</text:p>
          </table:table-cell>
          <table:table-cell table:formula="of:=[.A2]/[.B2]" office:value-type="percentage" office:value="0.6">
            <text:p>60,00%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100*([.A3]^2-[.A3]+1)/60" office:value-type="float" office:value="5">
            <text:p>5,000</text:p>
          </table:table-cell>
          <table:table-cell table:formula="of:=[.A3]/[.B3]" office:value-type="percentage" office:value="0.4">
            <text:p>40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100*([.A4]^2-[.A4]+1)/60" office:value-type="float" office:value="11.6666666666667">
            <text:p>11,667</text:p>
          </table:table-cell>
          <table:table-cell table:formula="of:=[.A4]/[.B4]" office:value-type="percentage" office:value="0.257142857142857">
            <text:p>25,7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100*([.A5]^2-[.A5]+1)/60" office:value-type="float" office:value="21.6666666666667">
            <text:p>21,667</text:p>
          </table:table-cell>
          <table:table-cell table:formula="of:=[.A5]/[.B5]" office:value-type="percentage" office:value="0.184615384615385">
            <text:p>18,46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100*([.A6]^2-[.A6]+1)/60" office:value-type="float" office:value="35">
            <text:p>35,000</text:p>
          </table:table-cell>
          <table:table-cell table:formula="of:=[.A6]/[.B6]" office:value-type="percentage" office:value="0.142857142857143">
            <text:p>14,29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100*([.A7]^2-[.A7]+1)/60" office:value-type="float" office:value="51.6666666666667">
            <text:p>51,667</text:p>
          </table:table-cell>
          <table:table-cell table:formula="of:=[.A7]/[.B7]" office:value-type="percentage" office:value="0.116129032258065">
            <text:p>11,61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100*([.A8]^2-[.A8]+1)/60" office:value-type="float" office:value="71.6666666666667">
            <text:p>71,667</text:p>
          </table:table-cell>
          <table:table-cell table:formula="of:=[.A8]/[.B8]" office:value-type="percentage" office:value="0.0976744186046512">
            <text:p>9,77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100*([.A9]^2-[.A9]+1)/60" office:value-type="float" office:value="95">
            <text:p>95,000</text:p>
          </table:table-cell>
          <table:table-cell table:formula="of:=[.A9]/[.B9]" office:value-type="percentage" office:value="0.0842105263157895">
            <text:p>8,42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100*([.A10]^2-[.A10]+1)/60" office:value-type="float" office:value="121.666666666667">
            <text:p>121,667</text:p>
          </table:table-cell>
          <table:table-cell table:formula="of:=[.A10]/[.B10]" office:value-type="percentage" office:value="0.073972602739726">
            <text:p>7,4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100*([.A11]^2-[.A11]+1)/60" office:value-type="float" office:value="151.666666666667">
            <text:p>151,667</text:p>
          </table:table-cell>
          <table:table-cell table:formula="of:=[.A11]/[.B11]" office:value-type="percentage" office:value="0.0659340659340659">
            <text:p>6,59%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1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Silva</meta:initial-creator>
    <meta:creation-date>2016-03-09T15:12:53</meta:creation-date>
    <dc:date>2016-03-10T16:52:54</dc:date>
    <dc:creator>Rodrigo Silva</dc:creator>
    <meta:editing-duration>P1DT1H24M51S</meta:editing-duration>
    <meta:editing-cycles>1</meta:editing-cycles>
    <meta:document-statistic meta:table-count="3" meta:cell-count="33" meta:object-count="0"/>
    <meta:generator>LibreOffice/3.5$Linux_X86_64 LibreOffice_project/350m1$Build-2</meta:generator>
  </office:meta>
</office:document-meta>
</file>